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l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ath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Tax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28" calcext:value-type="float">
            <text:p>0.28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33" calcext:value-type="float">
            <text:p>0.33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46" calcext:value-type="float">
            <text:p>0.46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.57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2" calcext:value-type="float">
            <text:p>2.22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53" calcext:value-type="float">
            <text:p>0.53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" calcext:value-type="float">
            <text:p>0.3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38" calcext:value-type="float">
            <text:p>0.38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2" calcext:value-type="float">
            <text:p>0.22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.06" calcext:value-type="float">
            <text:p>2.06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46" calcext:value-type="float">
            <text:p>0.46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27" calcext:value-type="float">
            <text:p>0.27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3" calcext:value-type="float">
            <text:p>0.63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.3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46" calcext:value-type="float">
            <text:p>0.46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48" calcext:value-type="float">
            <text:p>0.48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.3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9" calcext:value-type="float">
            <text:p>0.29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25" calcext:value-type="float">
            <text:p>62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12192" calcext:value-type="float">
            <text:p>121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.49" calcext:value-type="float">
            <text:p>6.49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.7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39" calcext:value-type="float">
            <text:p>0.39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9" calcext:value-type="float">
            <text:p>0.59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6" calcext:value-type="float">
            <text:p>0.36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57" calcext:value-type="float">
            <text:p>0.57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.2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2" calcext:value-type="float">
            <text:p>0.52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59" calcext:value-type="float">
            <text:p>0.59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39" calcext:value-type="float">
            <text:p>0.39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4.29" calcext:value-type="float">
            <text:p>4.29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22" calcext:value-type="float">
            <text:p>0.22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.11" calcext:value-type="float">
            <text:p>1.11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6" calcext:value-type="float">
            <text:p>0.36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460" meta:object-count="0"/>
    <meta:generator>LibreOffice/6.4.2.2$Linux_X86_64 LibreOffice_project/470efa65018866d4eccd0320fc85de07297c8d71</meta:generator>
  </office:meta>
</office:document-meta>
</file>